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6e82" officeooo:paragraph-rsid="000f6e82" style:font-size-asian="12pt" style:font-size-complex="12pt"/>
    </style:style>
    <style:style style:name="P5" style:family="paragraph" style:parent-style-name="Standard">
      <style:text-properties fo:font-size="12pt" fo:language="nl" fo:country="BE" officeooo:rsid="000f940e" officeooo:paragraph-rsid="000f940e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text-properties officeooo:paragraph-rsid="000f6e82"/>
    </style:style>
    <style:style style:name="P8" style:family="paragraph" style:parent-style-name="Standard">
      <style:text-properties officeooo:rsid="000f6e82" officeooo:paragraph-rsid="000f6e82"/>
    </style:style>
    <style:style style:name="P9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0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6e82"/>
    </style:style>
    <style:style style:name="T7" style:family="text">
      <style:text-properties style:text-outline="false" style:text-line-through-style="none" style:text-line-through-type="none" style:font-name="Liberation Sans1" fo:font-size="11pt" fo:language="nl" fo:country="BE" fo:font-style="normal" fo:text-shadow="none" style:text-underline-style="none" fo:font-weight="normal" officeooo:rsid="000f6e82" style:font-size-asian="11pt" style:font-style-asian="normal" style:font-weight-asian="normal" style:font-size-complex="12pt" style:text-emphasize="none"/>
    </style:style>
    <style:style style:name="T8" style:family="text">
      <style:text-properties officeooo:rsid="000f940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2" draw:name="Text Box 2" draw:style-name="gr1" draw:text-style-name="P12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7</text:span></text:p>
      <text:p text:style-name="P3"/>
      <text:p text:style-name="P2">Gerealiseerd vorige week:</text:p>
      <text:p text:style-name="P3"/>
      <text:p text:style-name="P4">– Probleem met asynchrone callbacks in javascript opgelost.</text:p>
      <text:p text:style-name="P4"><text:tab/>→ Homebridge verwacht dat het resultaat wordt meegegeven als parameter <text:tab/><text:tab/><text:tab/>aan een callback van hem. Deze callback wordt nu via een omweg <text:tab/><text:tab/><text:tab/><text:tab/><text:tab/>meegegeven als parameter aan de udp-receive</text:p>
      <text:p text:style-name="P4"><text:tab/>→ Speciale manier om parameters mee te geven aan callbacks komt van:</text:p>
      <text:p text:style-name="P7"><text:span text:style-name="T7"><text:tab/><text:tab/></text:span><text:a xlink:type="simple" xlink:href="http://stackoverflow.com/questions/31394416/pass-extra-parameter-to-nodejs-http-callback-method" text:style-name="Internet_20_link" text:visited-style-name="Visited_20_Internet_20_Link">http://stackoverflow.com/questions/31394416/pass-extra-parameter-to-nodejs-http- <text:tab/><text:tab/>callback-method</text:a></text:p>
      <text:p text:style-name="P8"/>
      <text:p text:style-name="P8"/>
      <text:p text:style-name="P4">– Plugin krijgt nu feedback voor lampen, dimmers en rolluiken</text:p>
      <text:p text:style-name="P4"/>
      <text:p text:style-name="P4">– Ets-import en plugin aangepast zodat dimmer een gelinkt is aan een schakelobject (voor homebridge)</text:p>
      <text:p text:style-name="P4"/>
      <text:p text:style-name="P4">– Ets-import aangepast zodat objecten een link hebben met hun feedback adres als ze een dimmer of een rolluik zijn.</text:p>
      <text:p text:style-name="P4"/>
      <text:p text:style-name="P5">– Homebridge plugin v1 is klaar, moet getest worden in het labo.</text:p>
      <text:p text:style-name="P4"/>
      <text:p text:style-name="P4">– Verder gewerkt aan scriptie <text:span text:style-name="T8">→ </text:span><text:a xlink:type="simple" xlink:href="https://github.com/4ilo/Bachelorproef_E-ICT/blob/master/Administratie/Scriptie/Scriptie.odt" text:style-name="Internet_20_link" text:visited-style-name="Visited_20_Internet_20_Link"><text:span text:style-name="T8">hier</text:span></text:a><text:span text:style-name="T8"> te vinden</text:span></text:p>
      <text:p text:style-name="P3"/>
      <text:p text:style-name="P3"/>
      <text:p text:style-name="P10">Doelstellingen voor de volgende week:</text:p>
      <text:p text:style-name="P3"/>
      <text:p text:style-name="P3"/>
      <text:p text:style-name="P5">– Verder werken aan scriptie</text:p>
      <text:p text:style-name="P3"/>
      <text:p text:style-name="P5">– Homebridge plugin testen (in het labo?)</text:p>
      <text:p text:style-name="P3"/>
      <text:p text:style-name="P5">– Andere mogelijke toepassing bedenken/implementeren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Het verslag is OK. Ik heb in de scripte een paar klein aanpassing gedaan en rood gemerkt.</text:p>
      <text:p text:style-name="P3"/>
      <text:p text:style-name="P3"/>
      <text:p text:style-name="P3"/>
      <text:p text:style-name="P3"/>
      <text:p text:style-name="P2">Opmerkingen hogeschoolpromotor: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4-28T14:30:37.400297682</dc:date>
    <meta:editing-duration>PT28M21S</meta:editing-duration>
    <meta:generator>LibreOffice/5.3.2.2$Linux_X86_64 LibreOffice_project/30m0$Build-2</meta:generator>
    <meta:document-statistic meta:table-count="0" meta:image-count="2" meta:object-count="0" meta:page-count="2" meta:paragraph-count="28" meta:word-count="183" meta:character-count="1396" meta:non-whitespace-character-count="1208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